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07/12/2021</text:span></text:p>
      <text:p text:style-name="P9"/>
      <text:p text:style-name="P10">RECIBI CONFORME</text:p>
      <text:p text:style-name="P9"/>
      <text:p text:style-name="P11">CLIENTE: HERNANDEZ URRIBURU, DINA</text:p>
      <text:p text:style-name="P12">CANT. TOTAL DE CAJAS: 1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FR. ROJO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1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GENETICA AVICOLA</text:span></text:p>
      <text:p text:style-name="P5"><text:span text:style-name="T1">Destino: </text:span><text:span text:style-name="T3">YURINAKI</text:span></text:p>
      <text:p text:style-name="P5"/>
      <text:p text:style-name="P5">Recojo: <text:span text:style-name="T3">HERNANDEZ URRIBURU, DINA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2-06T18:47:21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